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Text_20_body">
      <style:text-properties fo:font-style="normal" officeooo:rsid="0010937a" officeooo:paragraph-rsid="0010937a" style:font-style-asian="normal" style:font-style-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Contents_20_3">
      <style:paragraph-properties>
        <style:tab-stops>
          <style:tab-stop style:position="15.512cm" style:type="right" style:leader-style="dotted" style:leader-text="."/>
        </style:tab-stops>
      </style:paragraph-properties>
    </style:style>
    <style:style style:name="P10" style:family="paragraph" style:parent-style-name="Contents_20_2">
      <style:paragraph-properties>
        <style:tab-stops>
          <style:tab-stop style:position="16.011cm" style:type="right" style:leader-style="dotted" style:leader-text="."/>
        </style:tab-stops>
      </style:paragraph-properties>
    </style:style>
    <style:style style:name="P1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12" style:family="paragraph" style:parent-style-name="Text_20_body">
      <style:text-properties fo:font-style="normal" officeooo:rsid="0010937a" officeooo:paragraph-rsid="0010937a" style:font-style-asian="normal" style:font-style-complex="normal"/>
    </style:style>
    <style:style style:name="P13" style:family="paragraph" style:parent-style-name="Text_20_body">
      <style:text-properties fo:font-style="normal" officeooo:rsid="000ecc1b" officeooo:paragraph-rsid="000ecc1b" style:font-style-asian="normal" style:font-style-complex="normal"/>
    </style:style>
    <style:style style:name="P14" style:family="paragraph" style:parent-style-name="Text_20_body">
      <style:text-properties fo:font-style="normal" officeooo:rsid="000ecc1b" officeooo:paragraph-rsid="001715d2" style:font-style-asian="normal" style:font-style-complex="normal"/>
    </style:style>
    <style:style style:name="P15" style:family="paragraph" style:parent-style-name="Text_20_body">
      <style:text-properties officeooo:paragraph-rsid="0014421a"/>
    </style:style>
    <style:style style:name="P16" style:family="paragraph" style:parent-style-name="Text_20_body" style:list-style-name="L1">
      <style:text-properties officeooo:paragraph-rsid="0014421a"/>
    </style:style>
    <style:style style:name="P17" style:family="paragraph" style:parent-style-name="Text_20_body" style:list-style-name="L1">
      <style:text-properties fo:font-weight="normal" officeooo:paragraph-rsid="0014421a" style:font-weight-asian="normal" style:font-weight-complex="normal"/>
    </style:style>
    <style:style style:name="P18" style:family="paragraph" style:parent-style-name="Text_20_body">
      <style:text-properties fo:font-weight="normal" officeooo:paragraph-rsid="0014421a" style:font-weight-asian="normal" style:font-weight-complex="normal"/>
    </style:style>
    <style:style style:name="P19" style:family="paragraph" style:parent-style-name="Text_20_body">
      <style:text-properties officeooo:paragraph-rsid="00155c4d"/>
    </style:style>
    <style:style style:name="P20" style:family="paragraph" style:parent-style-name="Text_20_body">
      <style:text-properties officeooo:paragraph-rsid="001715d2"/>
    </style:style>
    <style:style style:name="P21" style:family="paragraph" style:parent-style-name="Heading" style:master-page-name="Standard">
      <style:paragraph-properties style:page-number="auto"/>
      <style:text-properties officeooo:rsid="000d1b0b" officeooo:paragraph-rsid="000d1b0b"/>
    </style:style>
    <style:style style:name="P22" style:family="paragraph" style:parent-style-name="Heading_20_1">
      <style:text-properties officeooo:rsid="000d8f48" officeooo:paragraph-rsid="000d8f48"/>
    </style:style>
    <style:style style:name="P23" style:family="paragraph" style:parent-style-name="Heading_20_1">
      <style:paragraph-properties fo:break-before="page"/>
      <style:text-properties officeooo:rsid="000d8f48" officeooo:paragraph-rsid="000d8f48"/>
    </style:style>
    <style:style style:name="P24" style:family="paragraph" style:parent-style-name="Heading_20_2">
      <style:text-properties officeooo:rsid="000d8f48" officeooo:paragraph-rsid="000d8f48"/>
    </style:style>
    <style:style style:name="P25" style:family="paragraph" style:parent-style-name="Heading_20_3">
      <style:text-properties officeooo:rsid="000ecc1b" officeooo:paragraph-rsid="000ecc1b"/>
    </style:style>
    <style:style style:name="P26" style:family="paragraph" style:parent-style-name="Heading_20_3">
      <style:text-properties fo:font-style="normal" officeooo:rsid="0010937a" officeooo:paragraph-rsid="0010937a" style:font-style-asian="normal" style:font-style-complex="normal"/>
    </style:style>
    <style:style style:name="P27" style:family="paragraph" style:parent-style-name="Heading_20_3">
      <style:text-properties officeooo:rsid="0012d73b" officeooo:paragraph-rsid="0012d73b"/>
    </style:style>
    <style:style style:name="P28" style:family="paragraph" style:parent-style-name="Heading_20_3">
      <style:text-properties officeooo:rsid="000d8f48" officeooo:paragraph-rsid="000d8f48"/>
    </style:style>
    <style:style style:name="P29" style:family="paragraph" style:parent-style-name="Heading_20_3">
      <style:text-properties officeooo:paragraph-rsid="0014421a"/>
    </style:style>
    <style:style style:name="P30" style:family="paragraph" style:parent-style-name="Heading_20_3">
      <style:text-properties officeooo:paragraph-rsid="001715d2"/>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officeooo:rsid="0010937a"/>
    </style:style>
    <style:style style:name="T6" style:family="text">
      <style:text-properties officeooo:rsid="0012d73b"/>
    </style:style>
    <style:style style:name="T7" style:family="text">
      <style:text-properties officeooo:rsid="0014421a"/>
    </style:style>
    <style:style style:name="T8" style:family="text">
      <style:text-properties fo:font-weight="bold" officeooo:rsid="0014421a" style:font-weight-asian="bold" style:font-weight-complex="bold"/>
    </style:style>
    <style:style style:name="T9" style:family="text">
      <style:text-properties officeooo:rsid="00155c4d"/>
    </style:style>
    <style:style style:name="T10" style:family="text">
      <style:text-properties fo:font-style="normal" officeooo:rsid="00155c4d" style:font-style-asian="normal" style:font-style-complex="normal"/>
    </style:style>
    <style:style style:name="T11" style:family="text">
      <style:text-properties fo:font-style="normal" officeooo:rsid="001715d2" style:font-style-asian="normal" style:font-style-complex="normal"/>
    </style:style>
    <style:style style:name="T12" style:family="text">
      <style:text-properties officeooo:rsid="001715d2"/>
    </style:style>
    <style:style style:name="T13"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808080"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808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laytrix</text:p>
      <text:p text:style-name="P2"/>
      <text:p text:style-name="P2"/>
      <text:p text:style-name="P2"/>
      <text:p text:style-name="P2"/>
      <text:p text:style-name="P3">Alex Murray<text:line-break/>Marcel Kaltenrieder</text:p>
      <text:p text:style-name="P3"/>
      <text:p text:style-name="P3"><text:date style:data-style-name="N81" text:date-value="2013-03-18T23:37:16.30">13. März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Inhaltsangabe</text:p>
          </text:index-title>
          <text:p text:style-name="P8"><text:a xlink:type="simple" xlink:href="#__RefHeading__191_69764062">1.Einführung<text:tab/>3</text:a></text:p>
          <text:p text:style-name="P8"><text:a xlink:type="simple" xlink:href="#__RefHeading__193_69764062">2.Hardware<text:tab/>3</text:a></text:p>
          <text:p text:style-name="P10"><text:a xlink:type="simple" xlink:href="#__RefHeading__195_69764062">2.1.Display<text:tab/>3</text:a></text:p>
          <text:p text:style-name="P10"><text:a xlink:type="simple" xlink:href="#__RefHeading__197_69764062">2.2.Base<text:tab/>3</text:a></text:p>
          <text:p text:style-name="P8"><text:a xlink:type="simple" xlink:href="#__RefHeading__199_69764062">3.Software<text:tab/>3</text:a></text:p>
          <text:p text:style-name="P10"><text:a xlink:type="simple" xlink:href="#__RefHeading__201_69764062">3.1.Display<text:tab/>3</text:a></text:p>
          <text:p text:style-name="P10"><text:a xlink:type="simple" xlink:href="#__RefHeading__203_69764062">3.2.Base<text:tab/>3</text:a></text:p>
          <text:p text:style-name="P9"><text:a xlink:type="simple" xlink:href="#__RefHeading__205_69764062">3.2.1.Framework<text:tab/>3</text:a></text:p>
          <text:p text:style-name="P9"><text:a xlink:type="simple" xlink:href="#__RefHeading__207_69764062">3.2.2.Snake<text:tab/>3</text:a></text:p>
          <text:p text:style-name="P10"><text:a xlink:type="simple" xlink:href="#__RefHeading__209_69764062">3.3.Kommunikation<text:tab/>3</text:a></text:p>
        </text:index-body>
      </text:table-of-content>
      <text:p text:style-name="P4"/>
      <text:h text:style-name="P23" text:outline-level="1"><text:bookmark-start text:name="__RefHeading__191_69764062"/>Einführung<text:bookmark-end text:name="__RefHeading__191_69764062"/></text:h>
      <text:h text:style-name="P22" text:outline-level="1"><text:bookmark-start text:name="__RefHeading__193_69764062"/>Hardware<text:bookmark-end text:name="__RefHeading__193_69764062"/></text:h>
      <text:h text:style-name="P24" text:outline-level="2"><text:bookmark-start text:name="__RefHeading__195_69764062"/>Display<text:bookmark-end text:name="__RefHeading__195_69764062"/></text:h>
      <text:h text:style-name="P24" text:outline-level="2"><text:bookmark-start text:name="__RefHeading__197_69764062"/>Base<text:bookmark-end text:name="__RefHeading__197_69764062"/></text:h>
      <text:h text:style-name="P22" text:outline-level="1"><text:bookmark-start text:name="__RefHeading__199_69764062"/>Software<text:bookmark-end text:name="__RefHeading__199_69764062"/></text:h>
      <text:h text:style-name="P24" text:outline-level="2"><text:bookmark-start text:name="__RefHeading__201_69764062"/>Display<text:bookmark-end text:name="__RefHeading__201_69764062"/></text:h>
      <text:h text:style-name="P25" text:outline-level="3">Einführung</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5">mit</text:span><text:span text:style-name="T1"> den schon vorhandenen Pixel verlaufen (</text:span><text:span text:style-name="T2">blend mode).</text:span></text:p>
      <text:p text:style-name="P13">Das Display ist mehr als nur eine einfache Anzeige, sie ist schon eine kleine „Grafikkarte“.</text:p>
      <text:p text:style-name="P14"><text:span text:style-name="T12">Die LEDs haben selbst keinen Speicher, deshalb müssen sie kontinuierlich und konstant immer wieder angesteuert werden. Durch viele Schieberegister und Demultiplexer war es möglich, die Ansteuerung der 768 LEDs auf nur 13 Leitungen zu reduzieren.</text:span></text:p>
      <text:h text:style-name="P26" text:outline-level="3">Programm Überblick</text:h>
      <text:p text:style-name="P6"><text:soft-page-break/>Das Programm ist wie folgt aufgebaut. <text:span text:style-name="T6">Funktionen sind Hellblau </text:span><text:span text:style-name="T12">und</text:span><text:span text:style-name="T6"> Daten sind Gelb eingezeichnet.</text:span><draw:g text:anchor-type="as-char" draw:z-index="0" draw:style-name="gr1"><draw:custom-shape draw:style-name="gr2" draw:text-style-name="P32" svg:width="4.4cm" svg:height="1.802cm" svg:x="0cm" svg:y="12.199cm"><text:p text:style-name="P31"><text:span text:style-name="T13">UART Interrupt</text:span></text:p><text:p text:style-name="P31"><text:span text:style-name="T13">Empfangsfunktion</text:span></text:p><draw:enhanced-geometry svg:viewBox="0 0 21600 21600" draw:type="rectangle" draw:enhanced-path="M 0 0 L 21600 0 21600 21600 0 21600 0 0 Z N"/></draw:custom-shape><draw:custom-shape draw:style-name="gr2" draw:text-style-name="P32" xml:id="id7" draw:id="id7" svg:width="4.402cm" svg:height="1.601cm" svg:x="5.599cm" svg:y="8.599cm"><text:p text:style-name="P31"><text:span text:style-name="T13">Command Buffer</text:span></text:p><text:p text:style-name="P31"><text:span text:style-name="T13">Bearbeiten</text:span></text:p><draw:enhanced-geometry svg:viewBox="0 0 21600 21600" draw:type="rectangle" draw:enhanced-path="M 0 0 L 21600 0 21600 21600 0 21600 0 0 Z N"/></draw:custom-shape><draw:custom-shape draw:style-name="gr2" draw:text-style-name="P32" xml:id="id5" draw:id="id5" svg:width="4.402cm" svg:height="1.8cm" svg:x="13.399cm" svg:y="2.6cm"><text:p text:style-name="P31"><text:span text:style-name="T13">Render</text:span></text:p><draw:enhanced-geometry svg:viewBox="0 0 21600 21600" draw:type="rectangle" draw:enhanced-path="M 0 0 L 21600 0 21600 21600 0 21600 0 0 Z N"/></draw:custom-shape><draw:custom-shape draw:style-name="gr2" draw:text-style-name="P32" xml:id="id4" draw:id="id4" svg:width="4.4cm" svg:height="1.8cm" svg:x="7.8cm" svg:y="2.6cm"><text:p text:style-name="P31"><text:span text:style-name="T13">TimerA Interrupt</text:span></text:p><draw:enhanced-geometry svg:viewBox="0 0 21600 21600" draw:type="rectangle" draw:enhanced-path="M 0 0 L 21600 0 21600 21600 0 21600 0 0 Z N"/></draw:custom-shape><draw:custom-shape draw:style-name="gr2" draw:text-style-name="P32" xml:id="id2" draw:id="id2" svg:width="4.4cm" svg:height="1.8cm" svg:x="0.6cm" svg:y="2.2cm"><text:p text:style-name="P31"><text:span text:style-name="T13">Initialisieren</text:span></text:p><draw:enhanced-geometry svg:viewBox="0 0 21600 21600" draw:type="rectangle" draw:enhanced-path="M 0 0 L 21600 0 21600 21600 0 21600 0 0 Z N"/></draw:custom-shape><draw:custom-shape draw:style-name="gr2" draw:text-style-name="P32" xml:id="id8" draw:id="id8" svg:width="4.402cm" svg:height="1.601cm" svg:x="11.199cm" svg:y="8.599cm"><text:p text:style-name="P31"><text:span text:style-name="T13">Zeichnungsfunktionen</text:span></text:p><draw:enhanced-geometry svg:viewBox="0 0 21600 21600" draw:type="rectangle" draw:enhanced-path="M 0 0 L 21600 0 21600 21600 0 21600 0 0 Z N"/></draw:custom-shape><draw:custom-shape draw:style-name="gr3" draw:text-style-name="P32" svg:width="2.999cm" svg:height="2.2cm" svg:x="14cm" svg:y="5.8cm"><text:p text:style-name="P31"><text:span text:style-name="T13">PixelArr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2" xml:id="id3" draw:id="id3" svg:width="2.001cm" svg:height="1.999cm" svg:x="1.799cm" svg:y="5.2cm"><text:p text:style-name="P31"><text:span text:style-name="T13">Endlos</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33" xml:id="id1" draw:id="id1" svg:width="0.399cm" svg:height="0.399cm" svg:x="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33" svg:x1="2.799cm" svg:y1="0.4cm" svg:x2="2.799cm" svg:y2="2.201cm" draw:start-shape="id1" draw:start-glue-point="8" draw:end-shape="id2" draw:end-glue-point="0" svg:d="m2799-6701v1801" svg:viewBox="0 0 2 1803"><text:p/></draw:connector><draw:connector draw:style-name="gr6" draw:text-style-name="P33" svg:x1="2.799cm" svg:y1="4cm" svg:x2="2.799cm" svg:y2="5.201cm" draw:start-shape="id2" draw:start-glue-point="2" draw:end-shape="id3" draw:end-glue-point="4" svg:d="m2799-3101v1201" svg:viewBox="0 0 2 1203"><text:p/></draw:connector><draw:custom-shape draw:style-name="gr3" draw:text-style-name="P32" svg:width="3.001cm" svg:height="2.2cm" svg:x="6.399cm" svg:y="12cm"><text:p text:style-name="P31"><text:span text:style-name="T13">Command</text:span></text:p><text:p text:style-name="P31"><text:span text:style-name="T13">Buff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33" svg:x1="12.199cm" svg:y1="3.501cm" svg:x2="13.399cm" svg:y2="3.501cm" draw:start-shape="id4" draw:start-glue-point="1" draw:end-shape="id5" draw:end-glue-point="3" svg:d="m12199-3600h1200" svg:viewBox="0 0 1201 2"><text:p/></draw:connector><draw:custom-shape draw:style-name="gr4" draw:text-style-name="P32" xml:id="id6" draw:id="id6" svg:width="2.802cm" svg:height="2.8cm" svg:x="1.399cm" svg:y="7.999cm"><text:p text:style-name="P31"><text:span text:style-name="T13">Command</text:span></text:p><text:p text:style-name="P31"><text:span text:style-name="T13">Vorhanden?</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6" draw:text-style-name="P33" svg:x1="2.799cm" svg:y1="7.198cm" svg:x2="2.799cm" svg:y2="7.999cm" draw:start-shape="id3" draw:start-glue-point="6" draw:end-shape="id6" draw:end-glue-point="4" svg:d="m2799 98v801" svg:viewBox="0 0 2 803"><text:p/></draw:connector><draw:connector draw:style-name="gr6" draw:text-style-name="P33" svg:x1="4.2cm" svg:y1="9.4cm" svg:x2="5.599cm" svg:y2="9.398cm" draw:start-shape="id6" draw:start-glue-point="7" draw:end-shape="id7" draw:end-glue-point="3" svg:d="m4200 2300h700v-2h699" svg:viewBox="0 0 1401 4"><text:p/></draw:connector><draw:connector draw:style-name="gr6" draw:text-style-name="P33" svg:x1="2.799cm" svg:y1="10.799cm" svg:x2="1.799cm" svg:y2="6.201cm" draw:start-shape="id6" draw:start-glue-point="6" draw:end-shape="id3" draw:end-glue-point="5" svg:d="m2799 3699v501h-1901v-5100h901" svg:viewBox="0 0 1903 5101"><text:p/></draw:connector><draw:connector draw:style-name="gr6" draw:text-style-name="P33" svg:x1="9.999cm" svg:y1="9.398cm" svg:x2="11.199cm" svg:y2="9.398cm" draw:start-shape="id7" draw:start-glue-point="1" draw:end-shape="id8" draw:end-glue-point="3" svg:d="m9999 2298h1200" svg:viewBox="0 0 1201 2"><text:p/></draw:connector><draw:custom-shape draw:style-name="gr7" draw:text-style-name="P33" svg:width="1.802cm" svg:height="2.2cm" svg:x="12.199cm" svg:y="6.39cm"><text:p/><draw:enhanced-geometry svg:viewBox="0 0 841 854" draw:mirror-horizontal="false" draw:mirror-vertical="true" draw:type="non-primitive" draw:enhanced-path="M 517 247 L 517 415 264 415 264 0 0 0 0 680 517 680 517 854 841 547 517 247 Z N"/></draw:custom-shape><draw:frame draw:style-name="gr8" draw:text-style-name="P35" svg:width="2.999cm" svg:height="0.659cm" svg:x="11.4cm" svg:y="6.2cm"><draw:text-box><text:p text:style-name="P34"><text:span text:style-name="T13">Schreiben</text:span></text:p></draw:text-box></draw:frame><draw:custom-shape draw:style-name="gr9" draw:text-style-name="P33" svg:width="1.2cm" svg:height="1.401cm" svg:x="14.799cm" svg:y="4.39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35" svg:width="3.001cm" svg:height="0.659cm" svg:x="15.799cm" svg:y="4.96cm"><draw:text-box><text:p text:style-name="P34"><text:span text:style-name="T13">Lesen</text:span></text:p></draw:text-box></draw:frame><draw:custom-shape draw:style-name="gr9" draw:text-style-name="P33" svg:width="2.001cm" svg:height="1.001cm" svg:x="4.399cm" svg:y="12.5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33" svg:width="1.795cm" svg:height="1.001cm" draw:transform="skewX (-0.00174532925199433) rotate (1.55386663305055) translate (7.36952777777778cm 11.99302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8" draw:text-style-name="P35" svg:width="3.001cm" svg:height="0.659cm" svg:x="4.369cm" svg:y="12.009cm"><draw:text-box><text:p text:style-name="P34"><text:span text:style-name="T13">Schreiben</text:span></text:p></draw:text-box></draw:frame><draw:frame draw:style-name="gr8" draw:text-style-name="P35" svg:width="3.001cm" svg:height="0.659cm" svg:x="8.199cm" svg:y="11cm"><draw:text-box><text:p text:style-name="P34"><text:span text:style-name="T13">Lesen</text:span></text:p></draw:text-box></draw:frame></draw:g></text:p>
      <text:p text:style-name="P6"/>
      <text:p text:style-name="P6"/>
      <text:h text:style-name="P27" text:outline-level="3">Initialisierung und Einstellungen</text:h>
      <text:p text:style-name="P15"><text:span text:style-name="T7">Die Ports wurden wie folgt konfiguriert.</text:span></text:p>
      <text:list xml:id="list35312175" text:style-name="L1">
        <text:list-item>
          <text:p text:style-name="P16"><text:span text:style-name="T8">Port 1</text:span><text:span text:style-name="T7"> – P1.1 und P1.2 wurden für TxD und RxD ausgewählt</text:span></text:p>
        </text:list-item>
        <text:list-item>
          <text:p text:style-name="P17"><text:span text:style-name="T8">Port 2</text:span><text:span text:style-name="T7"> – Die ersten fünf Bit (P2.0-P2.4) als digitaler Ausgang</text:span></text:p>
        </text:list-item>
        <text:list-item>
          <text:p text:style-name="P17"><text:span text:style-name="T8">Port 3</text:span><text:span text:style-name="T7"> – Alle 8 Bit als digitaler Ausgang</text:span></text:p>
        </text:list-item>
      </text:list>
      <text:p text:style-name="P18"><text:soft-page-break/><text:span text:style-name="T7">Obwohl ein externer Quarz eingebaut wurde, wurde entschieden, den internen Taktgenerator zu benutzen, weil er schneller ist. Er wurde auf eine Frequenz von 29 MHz eingestellt, was sich als ziemlich </text:span><text:span text:style-name="T12">die</text:span><text:span text:style-name="T7"> höchstmögliche </text:span><text:span text:style-name="T12">Frequenz</text:span><text:span text:style-name="T7"> erwiesen hatte.</text:span></text:p>
      <text:p text:style-name="P18"><text:span text:style-name="T7">TimerA wird benutzt um </text:span><text:span text:style-name="T12">ein Interrupt auszulösen, der alle Daten an die LEDs schreibt. Dadruch wird </text:span><text:span text:style-name="T7">eine konstante Refresh-Rate erreic</text:span><text:span text:style-name="T12">ht</text:span><text:span text:style-name="T7">. Der Interrupt wird ungefähr 80 mal pro Sekunde ausgelöst.</text:span></text:p>
      <text:p text:style-name="P18"><text:span text:style-name="T7">Das UART-Modul wurde auf einer Baudrate von 115'200 eingestellt.</text:span></text:p>
      <text:h text:style-name="P29" text:outline-level="3"><text:span text:style-name="T7">Pixel Array</text:span></text:h>
      <text:p text:style-name="P19"><text:span text:style-name="T9">Alle Daten für die Pixel werden in ein </text:span><text:span text:style-name="T3">PixelArray</text:span><text:span text:style-name="T10"> abgespeichert, was nichts anderes ist als ein Array.</text:span></text:p>
      <text:p text:style-name="P19"><text:span text:style-name="T10">Die Datenstruktur im Array wurde so optimiert, dass </text:span><text:span text:style-name="T11">es am schnellsten ist, die Daten an die LEDs auszuschreiben</text:span><text:span text:style-name="T10">. Dies wird aber auf Kosten von Speicherplatz im RAM getan, weil die Daten extrem „ausmultipliziert“ werden. Die Entscheidung für dieses Vorgehen fiel dadurch, dass das Ausgeben der LEDs zu langsam </text:span><text:span text:style-name="T11">gewesen </text:span><text:span text:style-name="T10">wäre.</text:span></text:p>
      <text:p text:style-name="P20"><text:span text:style-name="T11">Jedes Element enthält sechs Bit:</text:span></text:p>
      <text:p text:style-name="P20"><text:span text:style-name="T11"><text:tab/></text:span><text:span text:style-name="T11"><draw:frame draw:style-name="fr1" draw:name="Object1" text:anchor-type="as-char" svg:width="3.009cm" svg:height="4.651cm" draw:z-index="1"><draw:object xlink:href="./Object 1" xlink:type="simple" xlink:show="embed" xlink:actuate="onLoad"/><draw:image xlink:href="./ObjectReplacements/Object 1" xlink:type="simple" xlink:show="embed" xlink:actuate="onLoad"/></draw:frame></text:span></text:p>
      <text:p text:style-name="P20"><text:span text:style-name="T11">Wie zu sehen ist, können Daten für zwei Pixel pro Element gespeichert werden. Was auch noch auffällt, ist dass Bit 4 und Bit 5 hardwaremässig vertauscht sind, deshalb müssen sie per Software wieder zurückgetauscht werden.</text:span></text:p>
      <text:p text:style-name="P20"><text:span text:style-name="T11">Das Array ist drei-dimensional und hat die Grösse 8x16x14, oder </text:span><text:span text:style-name="T4">[Column][Row][PWM vector]</text:span><text:span text:style-name="T11">. Die X-Dimension gibt an, wo auf der X-Achse der Pixel sich befindet. Sie ist nur 8 Stellen gross anstatt 16, weil die Daten für die linke sowohl auch für die rechte Seite des Displays gleichzeitig rein passen. Die Y-Dimension gibt an, wo auf der Y-Achse der Pixel sich befindet. Die Z-Dimension gibt die Helligkeit an.</text:span></text:p>
      <text:h text:style-name="P30" text:outline-level="3"><text:span text:style-name="T11">UART Empfang</text:span></text:h>
      <text:p text:style-name="P20"><text:span text:style-name="T11"/></text:p>
      <text:h text:style-name="P24" text:outline-level="2"><text:bookmark-start text:name="__RefHeading__203_69764062"/>Base<text:bookmark-end text:name="__RefHeading__203_69764062"/></text:h>
      <text:h text:style-name="P28" text:outline-level="3"><text:bookmark-start text:name="__RefHeading__205_69764062"/>Framework<text:bookmark-end text:name="__RefHeading__205_69764062"/></text:h>
      <text:h text:style-name="P28" text:outline-level="3"><text:bookmark-start text:name="__RefHeading__207_69764062"/><text:soft-page-break/>Snake<text:bookmark-end text:name="__RefHeading__207_69764062"/></text:h>
      <text:h text:style-name="P24"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11</meta:editing-cycles>
    <dc:date>2013-03-18T23:37:16.22</dc:date>
    <meta:editing-duration>P5DT9H9M33S</meta:editing-duration>
    <meta:document-statistic meta:table-count="0" meta:image-count="0" meta:object-count="1" meta:page-count="6" meta:paragraph-count="48" meta:word-count="465" meta:character-count="3000" meta:non-whitespace-character-count="2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